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w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 p132h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55809246687697" calcext:value-type="float">
            <text:p>-0.3558092466876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216846704521557" calcext:value-type="float">
            <text:p>-0.21684670452155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670542543848581" calcext:value-type="float">
            <text:p>-0.6705425438485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470398064353312" calcext:value-type="float">
            <text:p>-0.47039806435331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56062858885384" calcext:value-type="float">
            <text:p>-0.15606285888538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0.107060440378549" calcext:value-type="float">
            <text:p>-0.10706044037854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75621906203995" calcext:value-type="float">
            <text:p>-0.1756219062039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140775048159832" calcext:value-type="float">
            <text:p>-0.140775048159832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66426126140904" calcext:value-type="float">
            <text:p>-1.664261261409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.18560673817035" calcext:value-type="float">
            <text:p>-1.1856067381703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260994162776025" calcext:value-type="float">
            <text:p>-0.2609941627760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0.16001061913775" calcext:value-type="float">
            <text:p>-0.1600106191377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509112849632" calcext:value-type="float">
            <text:p>-0.105091128496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0.109081678233439" calcext:value-type="float">
            <text:p>-0.109081678233439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45881053375394" calcext:value-type="float">
            <text:p>-1.4588105337539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.16156607570978" calcext:value-type="float">
            <text:p>-1.16156607570978</text:p>
          </table:table-cell>
        </table:table-row>
        <table:table-row table:style-name="ro1">
          <table:table-cell table:style-name="ce1"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0950218645636172" calcext:value-type="float">
            <text:p>-0.095021864563617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-0.105831075499475" calcext:value-type="float">
            <text:p>-0.105831075499475</text:p>
          </table:table-cell>
        </table:table-row>
        <table:table-row table:style-name="ro1">
          <table:table-cell table:style-name="ce1"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0744393556256573" calcext:value-type="float">
            <text:p>-0.0744393556256573</text:p>
          </table:table-cell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0.312439078864353" calcext:value-type="float">
            <text:p>-0.31243907886435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506499349737118" calcext:value-type="float">
            <text:p>-0.50649934973711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0.873247022082019" calcext:value-type="float">
            <text:p>-0.87324702208201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61982564037855" calcext:value-type="float">
            <text:p>-0.36198256403785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0.772547443953734" calcext:value-type="float">
            <text:p>-0.772547443953734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8516606098843" calcext:value-type="float">
            <text:p>-1.2851660609884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.58056247823344" calcext:value-type="float">
            <text:p>-1.58056247823344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163" calcext:value-type="float">
            <text:p>163</text:p>
          </table:table-cell>
          <table:table-cell office:value-type="float" office:value="-0.071938821871714" calcext:value-type="float">
            <text:p>-0.071938821871714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-0.199014493796004" calcext:value-type="float">
            <text:p>-0.199014493796004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-0.229438503470032" calcext:value-type="float">
            <text:p>-0.22943850347003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0.635525540694007" calcext:value-type="float">
            <text:p>-0.635525540694007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77964786961094" calcext:value-type="float">
            <text:p>-2.7796478696109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3.00445775226078" calcext:value-type="float">
            <text:p>-3.00445775226078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82037374679285" calcext:value-type="float">
            <text:p>-1.8203737467928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2.23268926056782" calcext:value-type="float">
            <text:p>-2.2326892605678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529981762776026" calcext:value-type="float">
            <text:p>-0.52998176277602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0.587296577917983" calcext:value-type="float">
            <text:p>-0.58729657791798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748726507676131" calcext:value-type="float">
            <text:p>-0.748726507676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0.784787043953734" calcext:value-type="float">
            <text:p>-0.784787043953734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223107931861199" calcext:value-type="float">
            <text:p>-0.22310793186119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0.273400613669821" calcext:value-type="float">
            <text:p>-0.27340061366982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-0.107377086855941" calcext:value-type="float">
            <text:p>-0.1073770868559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-0.0821689678233437" calcext:value-type="float">
            <text:p>-0.082168967823343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416357223554153" calcext:value-type="float">
            <text:p>-0.41635722355415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-0.30656818212408" calcext:value-type="float">
            <text:p>-0.3065681821240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65541421366982" calcext:value-type="float">
            <text:p>-1.6554142136698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-1.51971398654048" calcext:value-type="float">
            <text:p>-1.5197139865404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56218395793901" calcext:value-type="float">
            <text:p>-0.15621839579390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0.169526761303891" calcext:value-type="float">
            <text:p>-0.16952676130389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16615350157729" calcext:value-type="float">
            <text:p>-0.11661535015772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-0.115882344900105" calcext:value-type="float">
            <text:p>-0.1158823449001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220051800210305" calcext:value-type="float">
            <text:p>-0.22005180021030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-0.211234712092535" calcext:value-type="float">
            <text:p>-0.211234712092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07:56.677223621</meta:creation-date>
    <dc:date>2024-04-16T16:13:46.994166958</dc:date>
    <meta:editing-duration>PT12M5S</meta:editing-duration>
    <meta:editing-cycles>2</meta:editing-cycles>
    <meta:generator>LibreOffice/7.3.7.2$Linux_X86_64 LibreOffice_project/30$Build-2</meta:generator>
    <meta:document-statistic meta:table-count="1" meta:cell-count="135" meta:object-count="0"/>
  </office:meta>
</office:document-meta>
</file>